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70afae6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6d4fcd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6daeb2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6db6c6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6dd1cc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6e083b4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70afce4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70fa591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70b2211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6ea5940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6e5c37b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70620c3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6c2e61c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6c5a97d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6c8b671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6ce5087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6c9acf0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6cca8c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6d6136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7130a75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6fcc063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714b2ce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style:font-name="DejaVu Sans" fo:font-size="9pt" officeooo:rsid="06f58116" officeooo:paragraph-rsid="06f91843" style:font-size-asian="7.84999990463257pt" style:font-size-complex="9pt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6bfef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6c2e61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6c3d1d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6c5a97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6c7975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normal" officeooo:rsid="06c8b67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normal" officeooo:rsid="06c8e34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normal" officeooo:rsid="06c9469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normal" officeooo:rsid="06c9acf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normal" officeooo:rsid="06caea3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normal" officeooo:rsid="06cc52a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normal" officeooo:rsid="06cca8c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normal" officeooo:rsid="06ce508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4" style:family="text">
      <style:text-properties fo:color="#000000" style:text-line-through-style="none" style:text-line-through-type="none" style:font-name="DejaVu Sans" fo:font-size="9pt" style:text-underline-style="none" fo:font-weight="normal" officeooo:rsid="06d4fc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5" style:family="text">
      <style:text-properties fo:color="#000000" style:text-line-through-style="none" style:text-line-through-type="none" style:font-name="DejaVu Sans" fo:font-size="9pt" style:text-underline-style="none" fo:font-weight="normal" officeooo:rsid="06d6136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6" style:family="text">
      <style:text-properties fo:color="#000000" style:text-line-through-style="none" style:text-line-through-type="none" style:font-name="DejaVu Sans" fo:font-size="9pt" style:text-underline-style="none" fo:font-weight="normal" officeooo:rsid="06d7859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7" style:family="text">
      <style:text-properties fo:color="#000000" style:text-line-through-style="none" style:text-line-through-type="none" style:font-name="DejaVu Sans" fo:font-size="9pt" style:text-underline-style="none" fo:font-weight="normal" officeooo:rsid="06d8ffe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8" style:family="text">
      <style:text-properties fo:color="#000000" style:text-line-through-style="none" style:text-line-through-type="none" style:font-name="DejaVu Sans" fo:font-size="9pt" style:text-underline-style="none" fo:font-weight="normal" officeooo:rsid="06db6c6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9" style:family="text">
      <style:text-properties fo:color="#000000" style:text-line-through-style="none" style:text-line-through-type="none" style:font-name="DejaVu Sans" fo:font-size="9pt" style:text-underline-style="none" fo:font-weight="normal" officeooo:rsid="06dd0a8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0" style:family="text">
      <style:text-properties fo:color="#000000" style:text-line-through-style="none" style:text-line-through-type="none" style:font-name="DejaVu Sans" fo:font-size="9pt" style:text-underline-style="none" fo:font-weight="normal" officeooo:rsid="06dd1cc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1" style:family="text">
      <style:text-properties fo:color="#000000" style:text-line-through-style="none" style:text-line-through-type="none" style:font-name="DejaVu Sans" fo:font-size="9pt" style:text-underline-style="none" fo:font-weight="normal" officeooo:rsid="06de21b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fo:color="#000000" style:text-line-through-style="none" style:text-line-through-type="none" style:font-name="DejaVu Sans" fo:font-size="9pt" style:text-underline-style="none" fo:font-weight="normal" officeooo:rsid="06e2a67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fo:color="#000000" style:text-line-through-style="none" style:text-line-through-type="none" style:font-name="DejaVu Sans" fo:font-size="9pt" style:text-underline-style="none" fo:font-weight="normal" officeooo:rsid="06e61f8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4" style:family="text">
      <style:text-properties fo:color="#000000" style:text-line-through-style="none" style:text-line-through-type="none" style:font-name="DejaVu Sans" fo:font-size="9pt" style:text-underline-style="none" fo:font-weight="normal" officeooo:rsid="06e70a28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5" style:family="text">
      <style:text-properties fo:color="#000000" style:text-line-through-style="none" style:text-line-through-type="none" style:font-name="DejaVu Sans" fo:font-size="9pt" style:text-underline-style="none" fo:font-weight="normal" officeooo:rsid="06ea594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6" style:family="text">
      <style:text-properties fo:color="#000000" style:text-line-through-style="none" style:text-line-through-type="none" style:font-name="DejaVu Sans" fo:font-size="9pt" style:text-underline-style="none" fo:font-weight="normal" officeooo:rsid="06fcb6a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7" style:family="text">
      <style:text-properties fo:color="#000000" style:text-line-through-style="none" style:text-line-through-type="none" style:font-name="DejaVu Sans" fo:font-size="9pt" style:text-underline-style="none" fo:font-weight="normal" officeooo:rsid="0702b9a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8" style:family="text">
      <style:text-properties fo:color="#000000" style:text-line-through-style="none" style:text-line-through-type="none" style:font-name="DejaVu Sans" fo:font-size="9pt" style:text-underline-style="none" fo:font-weight="normal" officeooo:rsid="070afae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9" style:family="text">
      <style:text-properties fo:color="#000000" style:text-line-through-style="none" style:text-line-through-type="none" style:font-name="DejaVu Sans" fo:font-size="9pt" style:text-underline-style="none" fo:font-weight="normal" officeooo:rsid="070b221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0" style:family="text">
      <style:text-properties fo:color="#000000" style:text-line-through-style="none" style:text-line-through-type="none" style:font-name="DejaVu Sans" fo:font-size="9pt" style:text-underline-style="none" fo:font-weight="normal" officeooo:rsid="070c17d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1" style:family="text">
      <style:text-properties fo:color="#000000" style:text-line-through-style="none" style:text-line-through-type="none" style:font-name="DejaVu Sans" fo:font-size="9pt" style:text-underline-style="none" fo:font-weight="normal" officeooo:rsid="071344d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2" style:family="text">
      <style:text-properties fo:color="#000000" style:text-line-through-style="none" style:text-line-through-type="none" style:font-name="DejaVu Sans" fo:font-size="9pt" style:text-underline-style="none" fo:font-weight="bold" officeooo:rsid="06bfef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3" style:family="text">
      <style:text-properties fo:color="#000000" style:text-line-through-style="none" style:text-line-through-type="none" style:font-name="DejaVu Sans" fo:font-size="9pt" style:text-underline-style="none" fo:font-weight="bold" officeooo:rsid="06e083b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4" style:family="text">
      <style:text-properties fo:color="#000000" style:text-line-through-style="none" style:text-line-through-type="none" style:font-name="DejaVu Sans" fo:font-size="9pt" style:text-underline-style="none" fo:font-weight="bold" officeooo:rsid="06fcb6a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35" style:family="text">
      <style:text-properties fo:color="#000000" style:text-line-through-style="none" style:text-line-through-type="none" style:font-name="DejaVu Sans" fo:font-size="9pt" style:text-underline-style="none" officeooo:rsid="06fcb6a5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style:style style:name="T36" style:family="text">
      <style:text-properties fo:color="#000000" style:text-line-through-style="none" style:text-line-through-type="none" style:font-name="Courier 10 Pitch" fo:font-size="7pt" style:text-underline-style="none" fo:font-weight="normal" officeooo:rsid="070b2211" style:text-blinking="false" fo:background-color="#ffffff" loext:char-shading-value="0" style:font-name-asian="Times New Roman1" style:font-size-asian="7pt" style:font-weight-asian="normal" style:font-name-complex="Arial" style:font-size-complex="7pt" style:font-weight-complex="normal" loext:padding="0cm" loext:border="none"/>
    </style:style>
    <style:style style:name="T37" style:family="text">
      <style:text-properties fo:color="#000000" style:font-name="DejaVu Sans" fo:font-size="9pt" officeooo:rsid="070620c3" style:font-size-asian="9pt" style:font-size-complex="9pt"/>
    </style:style>
    <style:style style:name="T38" style:family="text">
      <style:text-properties fo:color="#000000" style:font-name="DejaVu Sans" fo:font-size="9pt" fo:font-weight="bold" officeooo:rsid="070620c3" style:font-size-asian="9pt" style:font-weight-asian="bold" style:font-size-complex="9pt" style:font-weight-complex="bold"/>
    </style:style>
    <style:style style:name="T39" style:family="text">
      <style:text-properties fo:color="#ff0000" style:text-line-through-style="none" style:text-line-through-type="none" style:font-name="DejaVu Sans" fo:font-size="9pt" style:text-underline-style="none" fo:font-weight="bold" officeooo:rsid="06e4566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0" style:family="text">
      <style:text-properties fo:color="#ff0000" style:text-line-through-style="none" style:text-line-through-type="none" style:font-name="DejaVu Sans" fo:font-size="9pt" style:text-underline-style="none" fo:font-weight="bold" officeooo:rsid="070afce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1" style:family="text">
      <style:text-properties fo:color="#ff0000" style:text-line-through-style="none" style:text-line-through-type="none" style:font-name="DejaVu Sans" fo:font-size="9pt" style:text-underline-style="none" fo:font-weight="bold" officeooo:rsid="070fa59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42" style:family="text">
      <style:text-properties fo:color="#ff0000" style:text-line-through-style="none" style:text-line-through-type="none" style:font-name="DejaVu Sans" fo:font-size="9pt" style:text-underline-style="none" fo:font-weight="normal" officeooo:rsid="0798262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3" style:family="text">
      <style:text-properties officeooo:rsid="06f741d2"/>
    </style:style>
    <style:style style:name="T44" style:family="text">
      <style:text-properties fo:color="#996600" officeooo:rsid="06f741d2"/>
    </style:style>
    <style:style style:name="T45" style:family="text">
      <style:text-properties style:font-name="DejaVu Sans" fo:font-size="9pt" style:font-size-asian="9pt" style:font-size-complex="9pt"/>
    </style:style>
    <style:style style:name="T46" style:family="text">
      <style:text-properties style:font-name="DejaVu Sans" fo:font-size="9pt" officeooo:rsid="0706d1c5" style:font-size-asian="9pt" style:font-size-complex="9pt"/>
    </style:style>
    <style:style style:name="T47" style:family="text">
      <style:text-properties fo:font-variant="normal" fo:text-transform="none" fo:color="#303942" style:text-line-through-style="none" style:text-line-through-type="none" style:font-name="dejavu sans mono" fo:font-size="8.25pt" fo:letter-spacing="normal" fo:font-style="normal" style:text-underline-style="none" fo:font-weight="normal" officeooo:rsid="070b2211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80971618868087977" text:style-name="L1">
        <text:list-item>
          <text:p text:style-name="P22"><text:span text:style-name="Source_20_Text"><text:span text:style-name="T34">Oauth: </text:span></text:span><text:span text:style-name="Source_20_Text"><text:span text:style-name="T26">OAuth is an open authorization </text:span></text:span><text:span text:style-name="Source_20_Text"><text:span text:style-name="T34">protocol</text:span></text:span><text:span text:style-name="Source_20_Text"><text:span text:style-name="T26">, which allows notifying a </text:span></text:span><text:span text:style-name="Strong_20_Emphasis"><text:span text:style-name="T35">resource provider</text:span></text:span><text:span text:style-name="Source_20_Text"><text:span text:style-name="T26"> (e.g. Facebook) that the </text:span></text:span><text:span text:style-name="Strong_20_Emphasis"><text:span text:style-name="T35">resource owner</text:span></text:span><text:span text:style-name="Source_20_Text"><text:span text:style-name="T26"> (e.g. you) grants permission to a </text:span></text:span><text:span text:style-name="Strong_20_Emphasis"><text:span text:style-name="T35">third-party</text:span></text:span><text:span text:style-name="Source_20_Text"><text:span text:style-name="T26"> (e.g. </text:span></text:span><text:span text:style-name="Source_20_Text"><text:span text:style-name="T31">LinkedIn</text:span></text:span><text:span text:style-name="Source_20_Text"><text:span text:style-name="T26">) access to their </text:span></text:span><text:span text:style-name="Strong_20_Emphasis"><text:span text:style-name="T35">information</text:span></text:span><text:span text:style-name="Source_20_Text"><text:span text:style-name="T26"> (e.g. the list of your friends).</text:span></text:span></text:p>
          <text:p text:style-name="P22"><text:span text:style-name="Source_20_Text"><text:span text:style-name="T26">OAuth is a framework to provide authorization functionality and not just authentication.</text:span></text:span></text:p>
          <text:p text:style-name="P22"><text:a xlink:type="simple" xlink:href="https://stackoverflow.com/questions/4201431/what-exactly-is-oauth-open-authorization" text:style-name="Internet_20_link" text:visited-style-name="Visited_20_Internet_20_Link"><text:span text:style-name="Source_20_Text"><text:span text:style-name="T42">https://stackoverflow.com/questions/4201431/what-exactly-is-oauth-open-authorization</text:span></text:span></text:a></text:p>
        </text:list-item>
        <text:list-item>
          <text:p text:style-name="P22"><text:span text:style-name="Source_20_Text"><text:span text:style-name="T27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7-11T14:15:14.385698047</dc:date>
    <meta:editing-duration>P24DT21H31M41S</meta:editing-duration>
    <meta:editing-cycles>1676</meta:editing-cycles>
    <meta:document-statistic meta:table-count="0" meta:image-count="0" meta:object-count="0" meta:page-count="1" meta:paragraph-count="4" meta:word-count="53" meta:character-count="429" meta:non-whitespace-character-count="381"/>
  </office:meta>
</office:document-meta>
</file>